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ourier New" svg:font-family="'Courier New'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weight="normal" officeooo:paragraph-rsid="001eb7b7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>
        <style:tab-stops>
          <style:tab-stop style:position="0.4752in"/>
          <style:tab-stop style:position="0.9835in"/>
          <style:tab-stop style:position="1.4835in"/>
        </style:tab-stops>
      </style:paragraph-properties>
      <style:text-properties fo:font-weight="normal" officeooo:paragraph-rsid="001eb7b7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weight="normal" officeooo:rsid="0015bb9a" officeooo:paragraph-rsid="001a59a4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fo:font-weight="normal" officeooo:rsid="001a59a4" officeooo:paragraph-rsid="001a59a4" style:text-blinking="false" fo:background-color="transparent"/>
    </style:style>
    <style:style style:name="P6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>
        <style:tab-stops>
          <style:tab-stop style:position="0.5252in"/>
          <style:tab-stop style:position="1.0083in"/>
          <style:tab-stop style:position="1.5in"/>
        </style:tab-stops>
      </style:paragraph-properties>
      <style:text-properties fo:font-weight="normal" officeooo:paragraph-rsid="001eb7b7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>
        <style:tab-stops>
          <style:tab-stop style:position="0.5252in"/>
          <style:tab-stop style:position="1.0083in"/>
          <style:tab-stop style:position="1.5in"/>
        </style:tab-stops>
      </style:paragraph-properties>
      <style:text-properties fo:font-weight="normal" officeooo:paragraph-rsid="0020d881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>
        <style:tab-stops>
          <style:tab-stop style:position="0.5252in"/>
          <style:tab-stop style:position="1.0083in"/>
          <style:tab-stop style:position="1.5in"/>
        </style:tab-stops>
      </style:paragraph-properties>
      <style:text-properties fo:font-weight="normal" officeooo:paragraph-rsid="0022a6ae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>
        <style:tab-stops>
          <style:tab-stop style:position="0.5252in"/>
          <style:tab-stop style:position="1.0083in"/>
          <style:tab-stop style:position="1.5in"/>
        </style:tab-stops>
      </style:paragraph-properties>
      <style:text-properties fo:font-weight="normal" officeooo:rsid="0020d881" officeooo:paragraph-rsid="0020d881"/>
    </style:style>
    <style:style style:name="T1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officeooo:rsid="0018c08e" style:text-blinking="false" fo:background-color="transparent" loext:char-shading-value="0"/>
    </style:style>
    <style:style style:name="T3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officeooo:rsid="001a59a4" style:text-blinking="false" fo:background-color="transparent" loext:char-shading-value="0"/>
    </style:style>
    <style:style style:name="T4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officeooo:rsid="001621ba" style:text-blinking="false" fo:background-color="transparent" loext:char-shading-value="0"/>
    </style:style>
    <style:style style:name="T5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officeooo:rsid="001f7958" style:text-blinking="false" fo:background-color="transparent" loext:char-shading-value="0"/>
    </style:style>
    <style:style style:name="T6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officeooo:rsid="0020d881" style:text-blinking="false" fo:background-color="transparent" loext:char-shading-value="0"/>
    </style:style>
    <style:style style:name="T7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officeooo:rsid="00215252" style:text-blinking="false" fo:background-color="transparent" loext:char-shading-value="0"/>
    </style:style>
    <style:style style:name="T8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officeooo:rsid="00224622" style:text-blinking="false" fo:background-color="transparent" loext:char-shading-value="0"/>
    </style:style>
    <style:style style:name="T9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officeooo:rsid="001c47bf" style:text-blinking="false" fo:background-color="transparent" loext:char-shading-value="0"/>
    </style:style>
    <style:style style:name="T10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fo:font-weight="bold" officeooo:rsid="001621ba" style:text-blinking="false" fo:background-color="transparent" loext:char-shading-value="0"/>
    </style:style>
    <style:style style:name="T12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fo:font-weight="bold" officeooo:rsid="0020d881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333333" loext:opacity="100%" style:text-line-through-style="none" style:text-line-through-type="none" style:font-name="Courier New" fo:font-size="10pt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333333" loext:opacity="100%" style:text-line-through-style="none" style:text-line-through-type="none" style:text-underline-style="none" style:text-blinking="false" fo:background-color="transparent" loext:char-shading-value="0"/>
    </style:style>
    <style:style style:name="T15" style:family="text">
      <style:text-properties fo:font-weight="bold"/>
    </style:style>
    <style:style style:name="T16" style:family="text">
      <style:text-properties officeooo:rsid="001c47bf"/>
    </style:style>
    <style:style style:name="T17" style:family="text">
      <style:text-properties officeooo:rsid="001e38a4"/>
    </style:style>
    <style:style style:name="T18" style:family="text">
      <style:text-properties officeooo:rsid="002246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022-03-10</text:p>
      <text:p text:style-name="P3"><text:span text:style-name="T1">Lift Self-Correcting logic to prevent the Lift arms from slowly creeping upward durin</text:span><text:span text:style-name="T3">g</text:span><text:span text:style-name="T1"> the match.</text:span></text:p>
      <text:p text:style-name="P6"/>
      <text:p text:style-name="P2"><text:bookmark text:name="docs-internal-guid-a8f0204e-7fff-cc61-936c-f852fee380bd"/><text:span text:style-name="T1">In </text:span><text:span text:style-name="T13">Robot.autonomousInit</text:span></text:p>
      <text:p text:style-name="P2"><text:span text:style-name="T13"><text:tab/></text:span><text:span text:style-name="T1">Reset Climber encoders on Falcon motors. (talonFX.encoder.reset)</text:span></text:p>
      <text:p text:style-name="P2"><text:span text:style-name="T1"><text:tab/>Initialize </text:span><text:span text:style-name="T4">self-Correction variables </text:span><text:span text:style-name="T5">(init values)</text:span></text:p>
      <text:p text:style-name="P2"><text:span text:style-name="T11"><text:tab/><text:tab/></text:span><text:span text:style-name="T10">minEncoder </text:span><text:span text:style-name="T1">to talonFX.getAbsEncoder value + some </text:span><text:span text:style-name="T10">safetyOffset </text:span><text:span text:style-name="T1">at startup</text:span></text:p>
      <text:p text:style-name="P2"><text:span text:style-name="T10"><text:tab/><text:tab/>midValue </text:span><text:span text:style-name="T1">= (</text:span><text:span text:style-name="T10">maxEncoder</text:span><text:span text:style-name="T14"> </text:span><text:span text:style-name="T1">+ </text:span><text:span text:style-name="T10">minEncoder</text:span><text:span text:style-name="T1">)/2</text:span></text:p>
      <text:p text:style-name="P2"><text:span text:style-name="T10"><text:tab/><text:tab/>maxValue </text:span><text:span text:style-name="T1">= Constant (determined at test/build time)</text:span></text:p>
      <text:p text:style-name="P2"><text:span text:style-name="T10"><text:tab/><text:tab/>safetyOffset </text:span><text:span text:style-name="T1">= Constant (determined at test/build time)</text:span></text:p>
      <text:p text:style-name="P2"><text:span text:style-name="T10"><text:tab/><text:tab/>selfCorrection </text:span><text:span text:style-name="T1">= true <text:s/>// </text:span><text:span text:style-name="T2">self-correction flag</text:span></text:p>
      <text:p text:style-name="P1"><text:span text:style-name="T1">In </text:span><text:span text:style-name="T13">Robot.teleOpInit</text:span></text:p>
      <text:p text:style-name="P7"><text:span text:style-name="T1"><text:tab/>Go back to </text:span><text:span text:style-name="T5">init </text:span><text:span text:style-name="T1">Values</text:span></text:p>
      <text:p text:style-name="P10"><text:span text:style-name="T1">While Robot is running <text:s/></text:span><text:span text:style-name="T7">(teleOp mode)</text:span></text:p>
      <text:p text:style-name="P8"><text:span text:style-name="T6"><text:tab/>In Climber subsystem</text:span></text:p>
      <text:p text:style-name="P9"><text:span text:style-name="T6"><text:tab/>If (</text:span><text:span text:style-name="T12">selfCorrection</text:span><text:span text:style-name="T6">==true)</text:span></text:p>
      <text:p text:style-name="P9"><text:span text:style-name="T6"><text:tab/><text:tab/></text:span><text:span text:style-name="T1">Check encoder value <text:s/>talonFX.getAbsEncoder </text:span></text:p>
      <text:p text:style-name="P9"><text:span text:style-name="T8"><text:tab/><text:tab/>When</text:span><text:span text:style-name="T1"> encoderValue is &gt; </text:span><text:span text:style-name="T10">maxValue</text:span></text:p>
      <text:p text:style-name="P9"><text:span text:style-name="T10"><text:tab/><text:tab/><text:tab/></text:span><text:span text:style-name="T1">Lower to midValue</text:span></text:p>
      <text:p text:style-name="P9"><text:span text:style-name="T1"><text:tab/>If </text:span><text:span text:style-name="T9">climberB</text:span><text:span text:style-name="T1">uttonPressed Then disable SelfCorrection</text:span></text:p>
      <text:p text:style-name="P9"><text:span text:style-name="T10"><text:tab/><text:tab/>selfCorrection</text:span><text:span text:style-name="T1"> = false</text:span></text:p>
      <text:p text:style-name="P9"><text:span text:style-name="T1"/></text:p>
      <text:p text:style-name="P4"/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ourier New" svg:font-family="'Courier New'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0T19:15:35.209000000</dc:date>
    <meta:editing-duration>PT12M45S</meta:editing-duration>
    <meta:editing-cycles>19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21" meta:word-count="102" meta:character-count="819" meta:non-whitespace-character-count="707"/>
  </office:meta>
</office:document-meta>
</file>